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dapter.TextAdapter( Node parent , Pointer pt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dapter.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dapter.getNextSib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Adapter.isSameNode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replaceData( int offset , int count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Paren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Adapter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reateCDATASec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ElementsByTagNam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deleteData(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lookup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Xml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DocumentAdapter( Object obj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Adapter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isDefault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Pointer( Compiled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compareDocumentPosition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setNamedItemNS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isEqual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isEqual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get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NamedIte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reateDocumen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AttributeNodeNS( String namespace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Adapter.normaliz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removeNamedItem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getPrevious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isSameNode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substringData(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setXmlEncoding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setAttributeNode( Attr new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dapter.getWhol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setUserData( String key , Object value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La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Adapter.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setIdAttributeNode( Attr idAttr , boolean i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Nod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Adapte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removeNamedItem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Adapter.isElementContent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lookup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getNode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Adapter.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ElementById( String elem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removeNamedIte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dapter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Adapter.createEntityRefere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isDefault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isEqual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ElementAdapter( Node parent , Pointer ptr , int index , String tagName , Object node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Adapter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AttrAdapter( Node par , NodePointer n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setDocumen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i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Xm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setIdAttribute( String name , boolean i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splitTex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Adapter.lookup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isSupported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isSameNode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NamedItem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Adapter.getPrevious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setNamedItem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Adapt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removeChild(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getStrictError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hasAttribut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setAttributeNS( String namespaceURI , String qualified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ElementsByTagNam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setNodeValue(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item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Adapter.compareDocumentPosition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Schema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reateElement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replaceWholeTex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insertData( int offset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ElementsByTag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get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getLa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Adapter.item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PreviousSibl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Adapter.NodeAdapter( Node parent , Pointer p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setUserData( String key , Object value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reateTextNod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NextSibling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Adapter.getUser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removeChild(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Docum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appendData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Value( Compiled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setIdAttributeNS( String namespaceURI , String localName , boolean i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isDefault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lookup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unwr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Adapter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ElementsByTag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reate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removeAttributeNode( Attr old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appendChild( Node new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dapter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replaceChild( Node newChild ,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dapter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setXmlStandalon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insertBefore( Node newChild , Node ref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User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has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insertBefore( Node newChild , Node ref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dapter.setNamedItemNS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has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isDefault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reateAttributeNS(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NamedIte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isEqual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adoptNode( Nod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User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AttributeNS( String namespace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Adapter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lookup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has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setStrictErrorChecking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ompareDocumentPosition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reateElem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Adapter.replaceChild( Node newChild ,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Adapter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isSameNode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setNamedItem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setXml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Docum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compareDocumentPosition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removeAttribute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lookup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ChildNod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TextAdapter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getLa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getUser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PreviousSibling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Adapter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Adapter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removeNamedIte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Adapter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lookup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Inpu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set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setUserData( String key , Object value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isSupported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setUserData( String key , Object value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newContex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Attribu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TextAdapter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appendChild( Node new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renameNode( Node node ,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getSchema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get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item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NamedItemNS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Adapter.lookup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Adapter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AttributeNod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Adapter.getOwn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reat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setNodeValue(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dapter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Xm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createCommen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getFir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xtAdapter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dapter.setAttributeNodeNS( Attr new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Adapter.getDom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Adapter.importNode( Node importedNode ,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Adapter.has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